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7.1cm"/>
    </style:style>
    <style:style style:name="gr2" style:family="graphic" style:parent-style-name="standard">
      <style:graphic-properties draw:textarea-horizontal-align="justify" draw:textarea-vertical-align="middle" draw:auto-grow-height="false" fo:min-height="4.6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6.55cm" fo:min-width="7.1cm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7.5cm"/>
    </style:style>
    <style:style style:name="gr5" style:family="graphic" style:parent-style-name="standard">
      <style:graphic-properties draw:textarea-horizontal-align="justify" draw:textarea-vertical-align="middle" draw:auto-grow-height="false" fo:min-height="2.65cm" fo:min-width="4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cm" svg:height="5cm" svg:x="3cm" svg:y="7cm">
          <text:p text:style-name="P1">Rest interface</text:p>
          <text:p text:style-name="P1"/>
          <text:p text:style-name="P1">1.MarketResource.java</text:p>
          <text:p text:style-name="P1">2.ApplicationRest.java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.9cm" svg:x="11.8cm" svg:y="7cm">
          <text:p text:style-name="P1">SessionBeans</text:p>
          <text:p text:style-name="P1"/>
          <text:p text:style-name="P1">1.Main.java</text:p>
          <text:p text:style-name="P1">2.StockMarketBean.ja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6.8cm" svg:x="11.8cm" svg:y="13.2cm">
          <text:p text:style-name="P1">EntityBeans</text:p>
          <text:p text:style-name="P1"/>
          <text:p text:style-name="P1">1.StockMarket.java</text:p>
          <text:p text:style-name="P1">2.Company.java</text:p>
          <text:p text:style-name="P1">3.Ticker.java</text:p>
          <text:p text:style-name="P1">4.PriceClose.java</text:p>
          <text:p text:style-name="P1">5.PriceOpen.java</text:p>
          <text:p text:style-name="P1">6.MarketDay.java</text:p>
          <text:p text:style-name="P1">7.CompanyExchange.jav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3.1cm" svg:x="2.9cm" svg:y="13.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3cm" svg:height="2.9cm" svg:x="7.8cm" svg:y="2.2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6cm" svg:y1="8.6cm" svg:x2="12.1cm" svg:y2="8.6cm">
          <text:p/>
        </draw:line>
        <draw:connector draw:style-name="gr7" draw:text-style-name="P1" draw:layer="layout" svg:x1="10.45cm" svg:y1="5.1cm" svg:x2="6.8cm" svg:y2="7cm" draw:start-shape="id1" draw:end-shape="id2" svg:d="M10450 5100v950h-3650v950" svg:viewBox="0 0 3651 1901">
          <text:p/>
        </draw:connector>
        <draw:line draw:style-name="gr6" draw:text-style-name="P2" draw:layer="layout" svg:x1="15.7cm" svg:y1="11.9cm" svg:x2="15.7cm" svg:y2="13.4cm">
          <text:p/>
        </draw:line>
        <draw:line draw:style-name="gr6" draw:text-style-name="P2" draw:layer="layout" svg:x1="11.8cm" svg:y1="14.7cm" svg:x2="10.8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10:57:15.892000000</meta:creation-date>
    <dc:date>2016-08-26T11:25:40.457000000</dc:date>
    <meta:editing-duration>PT6M20S</meta:editing-duration>
    <meta:editing-cycles>1</meta:editing-cycles>
    <meta:document-statistic meta:object-count="9"/>
    <meta:generator>LibreOffice/5.1.3.2$Windows_x86 LibreOffice_project/644e4637d1d8544fd9f56425bd6cec110e49301b</meta:generator>
  </office:meta>
</office:document-meta>
</file>